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5.42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450" table:style-name="ce1">
            <text:p>-450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Flavour Text. Some things happening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Okinawa</text:p>
          </table:table-cell>
          <table:table-cell office:value-type="float" office:value="1945" table:style-name="ce1">
            <text:p>1945</text:p>
          </table:table-cell>
          <table:table-cell office:value-type="float" office:value="-570" table:style-name="ce1">
            <text:p>-570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pture of the Island Okinawa by American for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Philippine Islands</text:p>
          </table:table-cell>
          <table:table-cell office:value-type="float" office:value="1945" table:style-name="ce1">
            <text:p>1945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merican and Filipino campaign to defeat and expel Japanes forces in the Philippin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Leyte Gulf</text:p>
          </table:table-cell>
          <table:table-cell office:value-type="float" office:value="1944" table:style-name="ce1">
            <text:p>1944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st naval battle in WW2. Attempt of the United States to isolate Japanese forces from the countries it had occupied in Southeast Asi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1945" table:style-name="ce1">
            <text:p>1945</text:p>
          </table:table-cell>
          <table:table-cell office:value-type="float" office:value="-550" table:style-name="ce1">
            <text:p>-55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tempt to capture the Island Iwo Jima to use its airports.<text:s text:c="2"/>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Carina</meta:initial-creator>
    <dc:creator>Carina</dc:creator>
    <meta:creation-date>2017-05-12T18:12:11Z</meta:creation-date>
    <dc:date>2017-06-15T23:07:42Z</dc:date>
    <meta:editing-duration>PT0S</meta:editing-duration>
  </office:meta>
</office:document-meta>
</file>